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6.827cm" svg:y="0cm">
            <draw:object draw:notify-on-update-of-ranges="Hoja1.C1:Hoja1.C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057cm" svg:y="8.378cm">
            <draw:object draw:notify-on-update-of-ranges="Hoja1.D1:Hoja1.D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6.754cm" svg:y="17.874cm">
            <draw:object draw:notify-on-update-of-ranges="Hoja1.C45:Hoja1.C6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6.73cm" svg:y="26.365cm">
            <draw:object draw:notify-on-update-of-ranges="Hoja1.D45:Hoja1.D6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6.427cm" svg:y="36.136cm">
            <draw:object draw:notify-on-update-of-ranges="Hoja1.C88:Hoja1.C11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6.285cm" svg:y="44.736cm">
            <draw:object draw:notify-on-update-of-ranges="Hoja1.D88:Hoja1.D11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"/>
        <table:table-column table:style-name="co2" table:number-columns-repeated="5" table:default-cell-style-name="Default"/>
        <table:table-row table:style-name="ro1">
          <table:table-cell office:value-type="string">
            <text:p>Ejecución completada en 145.00 segundos con 1 procesos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66.00 segundos con 2 procesos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style-name="ce2" table:formula="of:=[.C$1]/[.C2]" office:value-type="float" office:value="2.1969696969697">
            <text:p>2,2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45.00 segundos con 3 procesos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style-name="ce2" table:formula="of:=[.C$1]/[.C3]" office:value-type="float" office:value="3.22222222222222">
            <text:p>3,2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33.00 segundos con 4 procesos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style-name="ce2" table:formula="of:=[.C$1]/[.C4]" office:value-type="float" office:value="4.39393939393939">
            <text:p>4,4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26.00 segundos con 5 procesos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style-name="ce2" table:formula="of:=[.C$1]/[.C5]" office:value-type="float" office:value="5.57692307692308">
            <text:p>5,6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24.00 segundos con 6 procesos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style-name="ce2" table:formula="of:=[.C$1]/[.C6]" office:value-type="float" office:value="6.04166666666667">
            <text:p>6,0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21.00 segundos con 7 procesos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style-name="ce2" table:formula="of:=[.C$1]/[.C7]" office:value-type="float" office:value="6.90476190476191">
            <text:p>6,9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20.00 segundos con 8 procesos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style-name="ce2" table:formula="of:=[.C$1]/[.C8]" office:value-type="float" office:value="7.25">
            <text:p>7,3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8.00 segundos con 9 procesos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style-name="ce2" table:formula="of:=[.C$1]/[.C9]" office:value-type="float" office:value="8.05555555555556">
            <text:p>8,1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7.00 segundos con 10 procesos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style-name="ce2" table:formula="of:=[.C$1]/[.C10]" office:value-type="float" office:value="8.52941176470588">
            <text:p>8,5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6.00 segundos con 11 procesos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style-name="ce2" table:formula="of:=[.C$1]/[.C11]" office:value-type="float" office:value="9.0625">
            <text:p>9,1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6.00 segundos con 12 procesos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style-name="ce2" table:formula="of:=[.C$1]/[.C12]" office:value-type="float" office:value="9.0625">
            <text:p>9,1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5.00 segundos con 13 proceso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style-name="ce2" table:formula="of:=[.C$1]/[.C13]" office:value-type="float" office:value="9.66666666666667">
            <text:p>9,7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4.00 segundos con 14 procesos</text:p>
          </table:table-cell>
          <table:table-cell table:number-columns-repeated="2" office:value-type="float" office:value="14">
            <text:p>14</text:p>
          </table:table-cell>
          <table:table-cell table:style-name="ce2" table:formula="of:=[.C$1]/[.C14]" office:value-type="float" office:value="10.3571428571429">
            <text:p>10,4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5.00 segundos con 15 procesos</text:p>
          </table:table-cell>
          <table:table-cell table:number-columns-repeated="2" office:value-type="float" office:value="15">
            <text:p>15</text:p>
          </table:table-cell>
          <table:table-cell table:style-name="ce2" table:formula="of:=[.C$1]/[.C15]" office:value-type="float" office:value="9.66666666666667">
            <text:p>9,7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4.00 segundos con 16 procesos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style-name="ce2" table:formula="of:=[.C$1]/[.C16]" office:value-type="float" office:value="10.3571428571429">
            <text:p>10,4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3.00 segundos con 17 procesos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style-name="ce2" table:formula="of:=[.C$1]/[.C17]" office:value-type="float" office:value="11.1538461538462">
            <text:p>11,2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4.00 segundos con 18 procesos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style-name="ce2" table:formula="of:=[.C$1]/[.C18]" office:value-type="float" office:value="10.3571428571429">
            <text:p>10,4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3.00 segundos con 19 procesos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style-name="ce2" table:formula="of:=[.C$1]/[.C19]" office:value-type="float" office:value="11.1538461538462">
            <text:p>11,2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4.00 segundos con 20 procesos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style-name="ce2" table:formula="of:=[.C$1]/[.C20]" office:value-type="float" office:value="10.3571428571429">
            <text:p>10,4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3.00 segundos con 21 procesos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style-name="ce2" table:formula="of:=[.C$1]/[.C21]" office:value-type="float" office:value="11.1538461538462">
            <text:p>11,2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3.00 segundos con 22 procesos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style-name="ce2" table:formula="of:=[.C$1]/[.C22]" office:value-type="float" office:value="11.1538461538462">
            <text:p>11,2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3.00 segundos con 23 procesos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style-name="ce2" table:formula="of:=[.C$1]/[.C23]" office:value-type="float" office:value="11.1538461538462">
            <text:p>11,2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2.00 segundos con 24 procesos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style-name="ce2" table:formula="of:=[.C$1]/[.C24]" office:value-type="float" office:value="12.0833333333333">
            <text:p>12,1</text:p>
          </table:table-cell>
          <table:table-cell table:number-columns-repeated="5"/>
        </table:table-row>
        <table:table-row table:style-name="ro1" table:number-rows-repeated="20">
          <table:table-cell table:number-columns-repeated="9"/>
        </table:table-row>
        <table:table-row table:style-name="ro1">
          <table:table-cell office:value-type="string">
            <text:p>Ejecución completada en 138.00 segundos con 1 procesos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55.00 segundos con 2 procesos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style-name="ce2" table:formula="of:=[.C$45]/[.C46]" office:value-type="float" office:value="2.50909090909091">
            <text:p>2,5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36.00 segundos con 3 procesos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style-name="ce2" table:formula="of:=[.C$45]/[.C47]" office:value-type="float" office:value="3.83333333333333">
            <text:p>3,8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23.00 segundos con 4 procesos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style-name="ce2" table:formula="of:=[.C$45]/[.C48]" office:value-type="float" office:value="6">
            <text:p>6,0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7.00 segundos con 5 procesos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style-name="ce2" table:formula="of:=[.C$45]/[.C49]" office:value-type="float" office:value="8.11764705882353">
            <text:p>8,1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4.00 segundos con 6 procesos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style-name="ce2" table:formula="of:=[.C$45]/[.C50]" office:value-type="float" office:value="9.85714285714286">
            <text:p>9,9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2.00 segundos con 7 procesos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style-name="ce2" table:formula="of:=[.C$45]/[.C51]" office:value-type="float" office:value="11.5">
            <text:p>11,5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0.00 segundos con 8 proceso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2" table:formula="of:=[.C$45]/[.C52]" office:value-type="float" office:value="13.8">
            <text:p>13,8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9.00 segundos con 9 procesos</text:p>
          </table:table-cell>
          <table:table-cell table:number-columns-repeated="2" office:value-type="float" office:value="9">
            <text:p>9</text:p>
          </table:table-cell>
          <table:table-cell table:style-name="ce2" table:formula="of:=[.C$45]/[.C53]" office:value-type="float" office:value="15.3333333333333">
            <text:p>15,3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7.00 segundos con 10 procesos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2" table:formula="of:=[.C$45]/[.C54]" office:value-type="float" office:value="19.7142857142857">
            <text:p>19,7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7.00 segundos con 11 procesos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style-name="ce2" table:formula="of:=[.C$45]/[.C55]" office:value-type="float" office:value="19.7142857142857">
            <text:p>19,7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7.00 segundos con 12 procesos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style-name="ce2" table:formula="of:=[.C$45]/[.C56]" office:value-type="float" office:value="19.7142857142857">
            <text:p>19,7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6.00 segundos con 13 procesos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style-name="ce2" table:formula="of:=[.C$45]/[.C57]" office:value-type="float" office:value="23">
            <text:p>23,0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5.00 segundos con 14 procesos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style-name="ce2" table:formula="of:=[.C$45]/[.C58]" office:value-type="float" office:value="27.6">
            <text:p>27,6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5.00 segundos con 15 procesos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ce2" table:formula="of:=[.C$45]/[.C59]" office:value-type="float" office:value="27.6">
            <text:p>27,6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5.00 segundos con 16 procesos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style-name="ce2" table:formula="of:=[.C$45]/[.C60]" office:value-type="float" office:value="27.6">
            <text:p>27,6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4.00 segundos con 17 procesos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style-name="ce2" table:formula="of:=[.C$45]/[.C61]" office:value-type="float" office:value="34.5">
            <text:p>34,5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4.00 segundos con 18 procesos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style-name="ce2" table:formula="of:=[.C$45]/[.C62]" office:value-type="float" office:value="34.5">
            <text:p>34,5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4.00 segundos con 19 procesos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style-name="ce2" table:formula="of:=[.C$45]/[.C63]" office:value-type="float" office:value="34.5">
            <text:p>34,5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4.00 segundos con 20 procesos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table:formula="of:=[.C$45]/[.C64]" office:value-type="float" office:value="34.5">
            <text:p>34,5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3.00 segundos con 21 procesos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style-name="ce2" table:formula="of:=[.C$45]/[.C65]" office:value-type="float" office:value="46">
            <text:p>46,0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4.00 segundos con 22 procesos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style-name="ce2" table:formula="of:=[.C$45]/[.C66]" office:value-type="float" office:value="34.5">
            <text:p>34,5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3.00 segundos con 23 procesos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style-name="ce2" table:formula="of:=[.C$45]/[.C67]" office:value-type="float" office:value="46">
            <text:p>46,0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3.00 segundos con 24 procesos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style-name="ce2" table:formula="of:=[.C$45]/[.C68]" office:value-type="float" office:value="46">
            <text:p>46,0</text:p>
          </table:table-cell>
          <table:table-cell table:number-columns-repeated="5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office:value-type="string">
            <text:p>Ejecución completada en 140.00 segundos con 1 procesos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table:style-name="ce2" office:value-type="float" office:value="1">
            <text:p>1,0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75.00 segundos con 2 procesos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style-name="ce2" table:formula="of:=[.C$88]/[.C89]" office:value-type="float" office:value="1.86666666666667">
            <text:p>1,9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53.00 segundos con 3 procesos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table:style-name="ce2" table:formula="of:=[.C$88]/[.C90]" office:value-type="float" office:value="2.64150943396226">
            <text:p>2,6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43.00 segundos con 4 procesos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table:style-name="ce2" table:formula="of:=[.C$88]/[.C91]" office:value-type="float" office:value="3.25581395348837">
            <text:p>3,3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36.00 segundos con 5 procesos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2" table:formula="of:=[.C$88]/[.C92]" office:value-type="float" office:value="3.88888888888889">
            <text:p>3,9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32.00 segundos con 6 procesos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style-name="ce2" table:formula="of:=[.C$88]/[.C93]" office:value-type="float" office:value="4.375">
            <text:p>4,4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28.00 segundos con 7 procesos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style-name="ce2" table:formula="of:=[.C$88]/[.C94]" office:value-type="float" office:value="5">
            <text:p>5,0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27.00 segundos con 8 procesos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style-name="ce2" table:formula="of:=[.C$88]/[.C95]" office:value-type="float" office:value="5.18518518518519">
            <text:p>5,2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24.00 segundos con 9 procesos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style-name="ce2" table:formula="of:=[.C$88]/[.C96]" office:value-type="float" office:value="5.83333333333333">
            <text:p>5,8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22.00 segundos con 10 procesos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style-name="ce2" table:formula="of:=[.C$88]/[.C97]" office:value-type="float" office:value="6.36363636363636">
            <text:p>6,4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22.00 segundos con 11 procesos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style-name="ce2" table:formula="of:=[.C$88]/[.C98]" office:value-type="float" office:value="6.36363636363636">
            <text:p>6,4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21.00 segundos con 12 procesos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style-name="ce2" table:formula="of:=[.C$88]/[.C99]" office:value-type="float" office:value="6.66666666666667">
            <text:p>6,7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9.00 segundos con 13 procesos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style-name="ce2" table:formula="of:=[.C$88]/[.C100]" office:value-type="float" office:value="7.36842105263158">
            <text:p>7,4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20.00 segundos con 14 procesos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style-name="ce2" table:formula="of:=[.C$88]/[.C101]" office:value-type="float" office:value="7">
            <text:p>7,0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9.00 segundos con 15 procesos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style-name="ce2" table:formula="of:=[.C$88]/[.C102]" office:value-type="float" office:value="7.36842105263158">
            <text:p>7,4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8.00 segundos con 16 procesos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2" table:formula="of:=[.C$88]/[.C103]" office:value-type="float" office:value="7.77777777777778">
            <text:p>7,8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7.00 segundos con 17 procesos</text:p>
          </table:table-cell>
          <table:table-cell table:number-columns-repeated="2" office:value-type="float" office:value="17">
            <text:p>17</text:p>
          </table:table-cell>
          <table:table-cell table:style-name="ce2" table:formula="of:=[.C$88]/[.C104]" office:value-type="float" office:value="8.23529411764706">
            <text:p>8,2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7.00 segundos con 18 procesos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style-name="ce2" table:formula="of:=[.C$88]/[.C105]" office:value-type="float" office:value="8.23529411764706">
            <text:p>8,2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6.00 segundos con 19 procesos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style-name="ce2" table:formula="of:=[.C$88]/[.C106]" office:value-type="float" office:value="8.75">
            <text:p>8,8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7.00 segundos con 20 procesos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style-name="ce2" table:formula="of:=[.C$88]/[.C107]" office:value-type="float" office:value="8.23529411764706">
            <text:p>8,2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6.00 segundos con 21 procesos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style-name="ce2" table:formula="of:=[.C$88]/[.C108]" office:value-type="float" office:value="8.75">
            <text:p>8,8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6.00 segundos con 22 procesos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style-name="ce2" table:formula="of:=[.C$88]/[.C109]" office:value-type="float" office:value="8.75">
            <text:p>8,8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6.00 segundos con 23 procesos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style-name="ce2" table:formula="of:=[.C$88]/[.C110]" office:value-type="float" office:value="8.75">
            <text:p>8,8</text:p>
          </table:table-cell>
          <table:table-cell table:number-columns-repeated="5"/>
        </table:table-row>
        <table:table-row table:style-name="ro1">
          <table:table-cell office:value-type="string">
            <text:p>Ejecución completada en 15.00 segundos con 24 procesos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style-name="ce2" table:formula="of:=[.C$88]/[.C111]" office:value-type="float" office:value="9.33333333333333">
            <text:p>9,3</text:p>
          </table:table-cell>
          <table:table-cell table:number-columns-repeated="5"/>
        </table:table-row>
        <table:table-row table:style-name="ro1" table:number-rows-repeated="19">
          <table:table-cell table:number-columns-repeated="9"/>
        </table:table-row>
        <table:table-row table:style-name="ro2">
          <table:table-cell table:number-columns-repeated="6"/>
          <table:table-cell table:style-name="ce3" table:number-columns-repeated="2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104844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number-style style:name="N105">
      <number:number number:decimal-places="10" number:min-integer-digits="1"/>
    </number:number-style>
    <number:number-style style:name="N106">
      <number:number number:decimal-places="11" number:min-integer-digits="1"/>
    </number:number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5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 style:data-style-name="N2" text:time-value="0000-00-00T09:13: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7T13:47:06</meta:creation-date>
    <dc:date>2013-10-21T10:53:14</dc:date>
    <meta:editing-duration>PT3H5M57S</meta:editing-duration>
    <meta:editing-cycles>3</meta:editing-cycles>
    <meta:generator>LibreOffice/4.0.2.2$Linux_X86_64 LibreOffice_project/400m0$Build-2</meta:generator>
    <dc:creator>mario </dc:creator>
    <meta:document-statistic meta:table-count="1" meta:cell-count="28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Hoja1.C1:Hoja1.C24" svg:x="0.77cm" svg:y="0.855cm" svg:width="11.738cm" svg:height="7.545cm">
          <chartooo:coordinate-region svg:x="1.577cm" svg:y="1.054cm" svg:width="10.74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1:Hoja1.C24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5">
                <text:p>145</text:p>
                <draw:g>
                  <svg:desc>Hoja1.C1:Hoja1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Hoja1.D1:Hoja1.D24" svg:x="0.769cm" svg:y="0.092cm" svg:width="11.737cm" svg:height="8.306cm">
          <chartooo:coordinate-region svg:x="1.39cm" svg:y="0.292cm" svg:width="10.929cm" svg:height="7.4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D1:Hoja1.D24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D1:Hoja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969696969697">
                <text:p>2.1969696969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2222222222222">
                <text:p>3.2222222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9393939393939">
                <text:p>4.39393939393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7692307692308">
                <text:p>5.57692307692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4166666666667">
                <text:p>6.04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0476190476191">
                <text:p>6.90476190476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5555555555556">
                <text:p>8.05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52941176470588">
                <text:p>8.52941176470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0625">
                <text:p>9.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0625">
                <text:p>9.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3571428571429">
                <text:p>10.357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3571428571429">
                <text:p>10.3571428571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1538461538462">
                <text:p>11.15384615384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3571428571429">
                <text:p>10.3571428571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1538461538462">
                <text:p>11.15384615384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3571428571429">
                <text:p>10.3571428571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1538461538462">
                <text:p>11.15384615384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1538461538462">
                <text:p>11.15384615384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1538461538462">
                <text:p>11.1538461538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0833333333333">
                <text:p>12.08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Hoja1.C45:Hoja1.C68" svg:x="0.77cm" svg:y="0.855cm" svg:width="11.738cm" svg:height="7.545cm">
          <chartooo:coordinate-region svg:x="1.577cm" svg:y="1.054cm" svg:width="10.74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45:Hoja1.C68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">
                <text:p>138</text:p>
                <draw:g>
                  <svg:desc>Hoja1.C45:Hoja1.C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Hoja1.D45:Hoja1.D68" svg:x="0.769cm" svg:y="0.013cm" svg:width="11.737cm" svg:height="8.385cm">
          <chartooo:coordinate-region svg:x="1.39cm" svg:y="0.212cm" svg:width="10.929cm" svg:height="7.5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D45:Hoja1.D68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D45:Hoja1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0909090909091">
                <text:p>2.50909090909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11764705882353">
                <text:p>8.11764705882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85714285714286">
                <text:p>9.85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3333333333333">
                <text:p>15.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7142857142857">
                <text:p>19.7142857142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7142857142857">
                <text:p>19.7142857142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7142857142857">
                <text:p>19.7142857142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Hoja1.C88:Hoja1.C111" svg:x="0.77cm" svg:y="0.855cm" svg:width="11.738cm" svg:height="7.545cm">
          <chartooo:coordinate-region svg:x="1.577cm" svg:y="1.054cm" svg:width="10.74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88:Hoja1.C11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">
                <text:p>140</text:p>
                <draw:g>
                  <svg:desc>Hoja1.C88:Hoja1.C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Hoja1.D88:Hoja1.D111" svg:x="0.77cm" svg:y="0.855cm" svg:width="11.738cm" svg:height="7.545cm">
          <chartooo:coordinate-region svg:x="1.682cm" svg:y="1.054cm" svg:width="10.639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D88:Hoja1.D111" chart:class="chart:scatte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D88:Hoja1.D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4150943396226">
                <text:p>2.64150943396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5581395348837">
                <text:p>3.25581395348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8888888888889">
                <text:p>3.8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8518518518519">
                <text:p>5.18518518518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6363636363636">
                <text:p>6.36363636363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36363636363636">
                <text:p>6.36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36842105263158">
                <text:p>7.36842105263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6842105263158">
                <text:p>7.36842105263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7777777777778">
                <text:p>7.77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23529411764706">
                <text:p>8.235294117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23529411764706">
                <text:p>8.23529411764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23529411764706">
                <text:p>8.23529411764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33333333333333">
                <text:p>9.3333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